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1bc6b2" officeooo:paragraph-rsid="001bc6b2"/>
    </style:style>
    <style:style style:name="P3" style:family="paragraph" style:parent-style-name="Standard">
      <style:text-properties style:font-name="Arial" officeooo:rsid="001c1f8f" officeooo:paragraph-rsid="001c1f8f"/>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weight="bold" officeooo:paragraph-rsid="001c1f8f" style:font-weight-asian="bold" style:font-weight-complex="bold"/>
    </style:style>
    <style:style style:name="P6" style:family="paragraph" style:parent-style-name="Standard">
      <style:text-properties style:font-name="Arial" fo:font-weight="bold" officeooo:rsid="0042e3af" officeooo:paragraph-rsid="0042e3af" style:font-weight-asian="bold" style:font-weight-complex="bold"/>
    </style:style>
    <style:style style:name="P7" style:family="paragraph" style:parent-style-name="Standard">
      <style:text-properties style:font-name="Arial" fo:font-style="italic" style:font-style-asian="italic" style:font-style-complex="italic"/>
    </style:style>
    <style:style style:name="P8"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9"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10"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11"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12"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1ea353" officeooo:paragraph-rsid="00503986" fo:background-color="#ffff00"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1ea353" officeooo:paragraph-rsid="00531192" fo:background-color="#ffff00"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20" style:family="paragraph" style:parent-style-name="Standard">
      <style:text-properties style:font-name="Arial" fo:font-style="normal" fo:font-weight="normal" officeooo:rsid="001f34b3" officeooo:paragraph-rsid="0037261d" fo:background-color="#ffff00"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22"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3"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230af2" officeooo:paragraph-rsid="00503986" fo:background-color="transparent"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230af2" officeooo:paragraph-rsid="00244399" fo:background-color="transparent" style:font-style-asian="normal" style:font-weight-asian="normal" style:font-style-complex="normal" style:font-weight-complex="normal"/>
    </style:style>
    <style:style style:name="P26" style:family="paragraph" style:parent-style-name="Standard">
      <style:text-properties style:font-name="Arial" fo:font-style="normal" fo:font-weight="normal" officeooo:rsid="00230af2" officeooo:paragraph-rsid="003be9bc" fo:background-color="transparent" style:font-style-asian="normal" style:font-weight-asian="normal" style:font-style-complex="normal" style:font-weight-complex="normal"/>
    </style:style>
    <style:style style:name="P27"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28"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29"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30" style:family="paragraph" style:parent-style-name="Standard">
      <style:text-properties style:font-name="Arial" fo:font-style="normal" fo:font-weight="normal" officeooo:rsid="00366568" officeooo:paragraph-rsid="00368b92" fo:background-color="transparent" style:font-style-asian="normal" style:font-weight-asian="normal" style:font-style-complex="normal" style:font-weight-complex="normal"/>
    </style:style>
    <style:style style:name="P31"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32" style:family="paragraph" style:parent-style-name="Standard">
      <style:text-properties style:font-name="Arial" fo:font-style="normal" fo:font-weight="normal" officeooo:rsid="001ea353" officeooo:paragraph-rsid="005a6fc9" fo:background-color="transparent" style:font-style-asian="normal" style:font-weight-asian="normal" style:font-style-complex="normal" style:font-weight-complex="normal"/>
    </style:style>
    <style:style style:name="P33" style:family="paragraph" style:parent-style-name="Standard">
      <style:text-properties style:font-name="Arial" fo:font-style="normal" fo:font-weight="normal" officeooo:rsid="001ea353" officeooo:paragraph-rsid="005c29c9" fo:background-color="transparent" style:font-style-asian="normal" style:font-weight-asian="normal" style:font-style-complex="normal" style:font-weight-complex="normal"/>
    </style:style>
    <style:style style:name="P34" style:family="paragraph" style:parent-style-name="Standard">
      <style:text-properties style:font-name="Arial" fo:font-style="normal" fo:font-weight="normal" officeooo:rsid="001ea353" officeooo:paragraph-rsid="005cc647" fo:background-color="transparent" style:font-style-asian="normal" style:font-weight-asian="normal" style:font-style-complex="normal" style:font-weight-complex="normal"/>
    </style:style>
    <style:style style:name="P35" style:family="paragraph" style:parent-style-name="Standard">
      <style:text-properties style:font-name="Arial" fo:font-style="normal" fo:font-weight="normal" officeooo:rsid="001ea353" officeooo:paragraph-rsid="005e5e8d" fo:background-color="transparent" style:font-style-asian="normal" style:font-weight-asian="normal" style:font-style-complex="normal" style:font-weight-complex="normal"/>
    </style:style>
    <style:style style:name="P36" style:family="paragraph" style:parent-style-name="Standard">
      <style:text-properties style:font-name="Arial" fo:font-style="normal" fo:font-weight="normal" officeooo:rsid="001ea353" officeooo:paragraph-rsid="005e76c5" fo:background-color="transparent" style:font-style-asian="normal" style:font-weight-asian="normal" style:font-style-complex="normal" style:font-weight-complex="normal"/>
    </style:style>
    <style:style style:name="P37" style:family="paragraph" style:parent-style-name="Standard">
      <style:text-properties style:font-name="Arial" fo:font-style="normal" fo:font-weight="normal" officeooo:rsid="0037261d" officeooo:paragraph-rsid="0037261d" fo:background-color="transparent" style:font-style-asian="normal" style:font-weight-asian="normal" style:font-style-complex="normal" style:font-weight-complex="normal"/>
    </style:style>
    <style:style style:name="P38"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39"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P40" style:family="paragraph" style:parent-style-name="Standard">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41" style:family="paragraph" style:parent-style-name="Standard">
      <style:text-properties style:font-name="Arial" fo:font-style="normal" fo:font-weight="normal" officeooo:rsid="004dcbaf" officeooo:paragraph-rsid="004dcbaf" fo:background-color="transparent" style:font-style-asian="normal" style:font-weight-asian="normal" style:font-style-complex="normal" style:font-weight-complex="normal"/>
    </style:style>
    <style:style style:name="P42" style:family="paragraph" style:parent-style-name="Standard">
      <style:text-properties style:font-name="Arial" fo:font-style="normal" fo:font-weight="normal" officeooo:rsid="00444d06" officeooo:paragraph-rsid="00444d06" fo:background-color="transparent" style:font-style-asian="normal" style:font-weight-asian="normal" style:font-style-complex="normal" style:font-weight-complex="normal"/>
    </style:style>
    <style:style style:name="P43" style:family="paragraph" style:parent-style-name="Standard">
      <style:text-properties style:font-name="Arial" fo:font-style="normal" fo:font-weight="normal" officeooo:rsid="00508af5" officeooo:paragraph-rsid="00508af5" fo:background-color="transparent" style:font-style-asian="normal" style:font-weight-asian="normal" style:font-style-complex="normal" style:font-weight-complex="normal"/>
    </style:style>
    <style:style style:name="P44" style:family="paragraph" style:parent-style-name="Standard">
      <style:text-properties style:font-name="Arial" fo:font-style="normal" fo:font-weight="normal" officeooo:rsid="00508af5" officeooo:paragraph-rsid="0052bcca" fo:background-color="transparent" style:font-style-asian="normal" style:font-weight-asian="normal" style:font-style-complex="normal" style:font-weight-complex="normal"/>
    </style:style>
    <style:style style:name="P45" style:family="paragraph" style:parent-style-name="Standard">
      <style:text-properties style:font-name="Arial" fo:font-style="normal" fo:font-weight="normal" officeooo:rsid="001ea353" officeooo:paragraph-rsid="003f05e2" fo:background-color="#f7d1d5" style:font-style-asian="normal" style:font-weight-asian="normal" style:font-style-complex="normal" style:font-weight-complex="normal"/>
    </style:style>
    <style:style style:name="P46" style:family="paragraph" style:parent-style-name="Standard">
      <style:text-properties style:font-name="Arial" fo:font-style="normal" fo:font-weight="normal" officeooo:rsid="00366568" officeooo:paragraph-rsid="00368584" fo:background-color="#ff972f" style:font-style-asian="normal" style:font-weight-asian="normal" style:font-style-complex="normal" style:font-weight-complex="normal"/>
    </style:style>
    <style:style style:name="P47"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48"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49"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50" style:family="paragraph" style:parent-style-name="Standard">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51" style:family="paragraph" style:parent-style-name="Standard">
      <style:text-properties style:font-name="Arial" fo:font-style="normal" fo:font-weight="bold" officeooo:rsid="00444d06" officeooo:paragraph-rsid="003dac18" fo:background-color="transparent" style:font-style-asian="normal" style:font-weight-asian="bold" style:font-style-complex="normal" style:font-weight-complex="bold"/>
    </style:style>
    <style:style style:name="P52" style:family="paragraph" style:parent-style-name="Standard">
      <style:text-properties style:font-name="Arial" fo:font-style="normal" fo:font-weight="bold" officeooo:rsid="00444d06" officeooo:paragraph-rsid="00542f1b" fo:background-color="transparent" style:font-style-asian="normal" style:font-weight-asian="bold" style:font-style-complex="normal" style:font-weight-complex="bold"/>
    </style:style>
    <style:style style:name="P53" style:family="paragraph" style:parent-style-name="Standard">
      <style:text-properties style:font-name="Arial" fo:font-style="normal" fo:font-weight="bold" officeooo:rsid="00508af5" officeooo:paragraph-rsid="00508af5" fo:background-color="transparent" style:font-style-asian="normal" style:font-weight-asian="bold" style:font-style-complex="normal" style:font-weight-complex="bold"/>
    </style:style>
    <style:style style:name="P54" style:family="paragraph" style:parent-style-name="Standard">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55" style:family="paragraph" style:parent-style-name="Standard">
      <style:text-properties style:font-name="Arial" fo:font-style="normal" fo:font-weight="bold" officeooo:rsid="0037261d" officeooo:paragraph-rsid="0037261d" fo:background-color="#ff972f" style:font-style-asian="normal" style:font-weight-asian="bold" style:font-style-complex="normal" style:font-weight-complex="bold"/>
    </style:style>
    <style:style style:name="P56" style:family="paragraph" style:parent-style-name="Standard">
      <style:text-properties style:font-name="Arial" fo:font-weight="normal" officeooo:rsid="001c1f8f" officeooo:paragraph-rsid="001c1f8f" style:font-weight-asian="normal" style:font-weight-complex="normal"/>
    </style:style>
    <style:style style:name="P57" style:family="paragraph" style:parent-style-name="Standard">
      <style:text-properties style:font-name="Arial" officeooo:rsid="0042e3af" officeooo:paragraph-rsid="0042e3af"/>
    </style:style>
    <style:style style:name="P58" style:family="paragraph" style:parent-style-name="Standard">
      <style:text-properties style:font-name="Arial" officeooo:rsid="00553cae" officeooo:paragraph-rsid="00553cae"/>
    </style:style>
    <style:style style:name="P59" style:family="paragraph" style:parent-style-name="Standard">
      <style:text-properties fo:background-color="#ff8000"/>
    </style:style>
    <style:style style:name="P60" style:family="paragraph" style:parent-style-name="Standard" style:list-style-name="L1">
      <style:text-properties style:font-name="Arial" fo:font-weight="bold" officeooo:rsid="0042e3af" officeooo:paragraph-rsid="0042e3af" style:font-weight-asian="bold" style:font-weight-complex="bold"/>
    </style:style>
    <style:style style:name="P61" style:family="paragraph" style:parent-style-name="Standard" style:list-style-name="L1">
      <style:text-properties style:font-name="Arial" fo:font-style="italic" fo:font-weight="normal" officeooo:rsid="001c80ee" officeooo:paragraph-rsid="0042e3af" style:font-style-asian="italic" style:font-weight-asian="normal" style:font-style-complex="italic" style:font-weight-complex="normal"/>
    </style:style>
    <style:style style:name="P62" style:family="paragraph" style:parent-style-name="Standard" style:list-style-name="L1">
      <style:text-properties style:font-name="Arial" fo:font-style="italic" fo:font-weight="normal" officeooo:rsid="001c1f8f" officeooo:paragraph-rsid="0042e3af" style:font-style-asian="italic" style:font-weight-asian="normal" style:font-style-complex="italic" style:font-weight-complex="normal"/>
    </style:style>
    <style:style style:name="P63" style:family="paragraph" style:parent-style-name="Standard" style:list-style-name="L1">
      <style:text-properties style:font-name="Arial" fo:font-style="normal" fo:font-weight="bold" officeooo:rsid="001c80ee" officeooo:paragraph-rsid="0042e3af" style:font-style-asian="normal" style:font-weight-asian="bold" style:font-style-complex="normal" style:font-weight-complex="bold"/>
    </style:style>
    <style:style style:name="P64" style:family="paragraph" style:parent-style-name="Standard" style:list-style-name="L1">
      <style:text-properties style:font-name="Arial" fo:font-style="normal" fo:font-weight="bold" officeooo:rsid="00444d06" officeooo:paragraph-rsid="00444d06" fo:background-color="#ff972f" style:font-style-asian="normal" style:font-weight-asian="bold" style:font-style-complex="normal" style:font-weight-complex="bold"/>
    </style:style>
    <style:style style:name="P65" style:family="paragraph" style:parent-style-name="Standard" style:list-style-name="L1">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66" style:family="paragraph" style:parent-style-name="Standard" style:list-style-name="L1">
      <style:text-properties style:font-name="Arial" fo:font-style="normal" fo:font-weight="bold" officeooo:rsid="00444d06" officeooo:paragraph-rsid="0042e3af" fo:background-color="transparent" style:font-style-asian="normal" style:font-weight-asian="bold" style:font-style-complex="normal" style:font-weight-complex="bold"/>
    </style:style>
    <style:style style:name="P67" style:family="paragraph" style:parent-style-name="Standard" style:list-style-name="L1">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68" style:family="paragraph" style:parent-style-name="Standard" style:list-style-name="L1">
      <style:text-properties style:font-name="Arial" fo:font-style="normal" fo:font-weight="normal" officeooo:rsid="001c80ee" officeooo:paragraph-rsid="0042e3af" style:font-style-asian="normal" style:font-weight-asian="normal" style:font-style-complex="normal" style:font-weight-complex="normal"/>
    </style:style>
    <style:style style:name="P69" style:family="paragraph" style:parent-style-name="Standard" style:list-style-name="L4">
      <style:text-properties style:font-name="Arial" fo:font-style="normal" fo:font-weight="normal" officeooo:rsid="001c80ee" officeooo:paragraph-rsid="001c80ee" style:font-style-asian="normal" style:font-weight-asian="normal" style:font-style-complex="normal" style:font-weight-complex="normal"/>
    </style:style>
    <style:style style:name="P70"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71" style:family="paragraph" style:parent-style-name="Standard" style:list-style-name="L1">
      <style:text-properties style:font-name="Arial" fo:font-style="normal" fo:font-weight="normal" officeooo:rsid="00222933" officeooo:paragraph-rsid="0042e3af" fo:background-color="transparent" style:font-style-asian="normal" style:font-weight-asian="normal" style:font-style-complex="normal" style:font-weight-complex="normal"/>
    </style:style>
    <style:style style:name="P72" style:family="paragraph" style:parent-style-name="Standard" style:list-style-name="L5">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73" style:family="paragraph" style:parent-style-name="Standard" style:list-style-name="L1">
      <style:text-properties style:font-name="Arial" fo:font-style="normal" fo:font-weight="normal" officeooo:rsid="00366568" officeooo:paragraph-rsid="0042e3af" fo:background-color="transparent" style:font-style-asian="normal" style:font-weight-asian="normal" style:font-style-complex="normal" style:font-weight-complex="normal"/>
    </style:style>
    <style:style style:name="P74" style:family="paragraph" style:parent-style-name="Standard" style:list-style-name="L6">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75" style:family="paragraph" style:parent-style-name="Standard" style:list-style-name="L7">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76" style:family="paragraph" style:parent-style-name="Standard">
      <style:text-properties style:font-name="Arial" fo:font-style="normal" fo:font-weight="normal" officeooo:rsid="0037261d" officeooo:paragraph-rsid="006b573b" fo:background-color="transparent" style:font-style-asian="normal" style:font-weight-asian="normal" style:font-style-complex="normal" style:font-weight-complex="normal"/>
    </style:style>
    <style:style style:name="P77" style:family="paragraph" style:parent-style-name="Standard" style:list-style-name="L2">
      <style:text-properties style:font-name="Arial" officeooo:rsid="001bc6b2" officeooo:paragraph-rsid="001bc6b2"/>
    </style:style>
    <style:style style:name="P78" style:family="paragraph" style:parent-style-name="Standard" style:list-style-name="L3">
      <style:paragraph-properties fo:text-align="start" style:justify-single-word="false"/>
      <style:text-properties style:font-name="Arial" officeooo:rsid="001bc6b2" officeooo:paragraph-rsid="001bc6b2" fo:background-color="#ff972f"/>
    </style:style>
    <style:style style:name="P79" style:family="paragraph" style:parent-style-name="Standard">
      <style:text-properties style:font-name="Arial" officeooo:rsid="001bc6b2" officeooo:paragraph-rsid="001bc6b2" fo:background-color="#ff7b59"/>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7f21"/>
    </style:style>
    <style:style style:name="T14" style:family="text">
      <style:text-properties officeooo:rsid="00289398"/>
    </style:style>
    <style:style style:name="T15" style:family="text">
      <style:text-properties officeooo:rsid="00295222"/>
    </style:style>
    <style:style style:name="T16" style:family="text">
      <style:text-properties officeooo:rsid="0029dc06"/>
    </style:style>
    <style:style style:name="T17" style:family="text">
      <style:text-properties officeooo:rsid="002b69b8"/>
    </style:style>
    <style:style style:name="T18" style:family="text">
      <style:text-properties officeooo:rsid="002c7e80"/>
    </style:style>
    <style:style style:name="T19" style:family="text">
      <style:text-properties officeooo:rsid="002e5c01"/>
    </style:style>
    <style:style style:name="T20" style:family="text">
      <style:text-properties officeooo:rsid="0030f620"/>
    </style:style>
    <style:style style:name="T21" style:family="text">
      <style:text-properties officeooo:rsid="0030f8ef"/>
    </style:style>
    <style:style style:name="T22" style:family="text">
      <style:text-properties officeooo:rsid="00366568"/>
    </style:style>
    <style:style style:name="T23" style:family="text">
      <style:text-properties officeooo:rsid="00368584"/>
    </style:style>
    <style:style style:name="T24" style:family="text">
      <style:text-properties officeooo:rsid="00230af2"/>
    </style:style>
    <style:style style:name="T25" style:family="text">
      <style:text-properties officeooo:rsid="00372daa"/>
    </style:style>
    <style:style style:name="T26" style:family="text">
      <style:text-properties officeooo:rsid="003a182d"/>
    </style:style>
    <style:style style:name="T27" style:family="text">
      <style:text-properties officeooo:rsid="003f05e2"/>
    </style:style>
    <style:style style:name="T28" style:family="text">
      <style:text-properties officeooo:rsid="004f43da"/>
    </style:style>
    <style:style style:name="T29" style:family="text">
      <style:text-properties fo:font-weight="bold" officeooo:rsid="0052bcca" style:font-weight-asian="bold" style:font-weight-complex="bold"/>
    </style:style>
    <style:style style:name="T30" style:family="text">
      <style:text-properties fo:font-weight="bold" officeooo:rsid="00542f1b" style:font-weight-asian="bold" style:font-weight-complex="bold"/>
    </style:style>
    <style:style style:name="T31" style:family="text">
      <style:text-properties officeooo:rsid="00533ab9"/>
    </style:style>
    <style:style style:name="T32" style:family="text">
      <style:text-properties officeooo:rsid="00542f1b"/>
    </style:style>
    <style:style style:name="T33" style:family="text">
      <style:text-properties officeooo:rsid="00549d33"/>
    </style:style>
    <style:style style:name="T34" style:family="text">
      <style:text-properties officeooo:rsid="00549d33" fo:background-color="transparent" loext:char-shading-value="0"/>
    </style:style>
    <style:style style:name="T35" style:family="text">
      <style:text-properties officeooo:rsid="0058cdfd"/>
    </style:style>
    <style:style style:name="T36" style:family="text">
      <style:text-properties officeooo:rsid="005a6fc9"/>
    </style:style>
    <style:style style:name="T37" style:family="text">
      <style:text-properties officeooo:rsid="005c29c9"/>
    </style:style>
    <style:style style:name="T38" style:family="text">
      <style:text-properties officeooo:rsid="005cc647"/>
    </style:style>
    <style:style style:name="T39" style:family="text">
      <style:text-properties fo:background-color="#f7d1d5" loext:char-shading-value="0"/>
    </style:style>
    <style:style style:name="T40" style:family="text">
      <style:text-properties officeooo:rsid="005e5e8d"/>
    </style:style>
    <style:style style:name="T41" style:family="text">
      <style:text-properties officeooo:rsid="005cc647" fo:background-color="#ffa6a6" loext:char-shading-value="0"/>
    </style:style>
    <style:style style:name="T42" style:family="text">
      <style:text-properties officeooo:rsid="005e5e8d" fo:background-color="#ffa6a6" loext:char-shading-value="0"/>
    </style:style>
    <style:style style:name="T43" style:family="text">
      <style:text-properties officeooo:rsid="005e76c5"/>
    </style:style>
    <style:style style:name="T44" style:family="text">
      <style:text-properties officeooo:rsid="006366c2"/>
    </style:style>
    <style:style style:name="T45" style:family="text">
      <style:text-properties officeooo:rsid="0064adfa"/>
    </style:style>
    <style:style style:name="T46" style:family="text">
      <style:text-properties officeooo:rsid="00697a1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1"># </text:span>Final Project – National Investigation Unit,</text:p>
      <text:p text:style-name="P7"><text:span text:style-name="T31"># </text:span>Scenario 3 – Suspect flees the scene.</text:p>
      <text:p text:style-name="P1"/>
      <text:p text:style-name="P1"><text:span text:style-name="T31">### </text:span>Daryl Bishop, Ryan Donaghue, Danny Martin, Samuel Knapp, Katie Barrett &amp; Lily Finnegan-Hutchinson.</text:p>
      <text:p text:style-name="P1"/>
      <text:p text:style-name="P59">Presentation slides:</text:p>
      <text:p text:style-name="P58"/>
      <text:p text:style-name="P1"/>
      <text:p text:style-name="P1">=================</text:p>
      <text:p text:style-name="P6"/>
      <text:p text:style-name="P6"><text:span text:style-name="T31">### </text:span>Contents </text:p>
      <text:p text:style-name="P57"/>
      <text:list xml:id="list3186713489" text:style-name="L1">
        <text:list-item>
          <text:p text:style-name="P60">Project brief</text:p>
          <text:list>
            <text:list-item>
              <text:p text:style-name="P61">Background</text:p>
            </text:list-item>
            <text:list-item>
              <text:p text:style-name="P62">Scenario 3 – Suspect flees the scene</text:p>
            </text:list-item>
          </text:list>
        </text:list-item>
        <text:list-item>
          <text:p text:style-name="P63">Project Management/Version Control</text:p>
          <text:list>
            <text:list-item>
              <text:p text:style-name="P68">Risk Assessment:</text:p>
            </text:list-item>
            <text:list-item>
              <text:p text:style-name="P71">Jira/Git:</text:p>
            </text:list-item>
            <text:list-item>
              <text:p text:style-name="P73">Data Structure Planning:</text:p>
            </text:list-item>
          </text:list>
        </text:list-item>
        <text:list-item>
          <text:p text:style-name="P64">Backend</text:p>
        </text:list-item>
        <text:list-item>
          <text:p text:style-name="P64">Frontend</text:p>
        </text:list-item>
        <text:list-item>
          <text:p text:style-name="P64">Testing</text:p>
        </text:list-item>
        <text:list-item>
          <text:p text:style-name="P65">Application User Guide</text:p>
        </text:list-item>
        <text:list-item>
          <text:p text:style-name="P66">Stretch Goals</text:p>
        </text:list-item>
        <text:list-item>
          <text:p text:style-name="P67">Acknowledgements</text:p>
        </text:list-item>
      </text:list>
      <text:p text:style-name="P50"/>
      <text:p text:style-name="P50">* * * * *</text:p>
      <text:p text:style-name="P1"/>
      <text:p text:style-name="P4"><text:span text:style-name="T31">### </text:span>Project brief</text:p>
      <text:p text:style-name="P1"/>
      <text:p text:style-name="P1">In your team of 5-6 people implement a minimum of one of the three scenarios presented. </text:p>
      <text:p text:style-name="P3">As well as the implementation, your team <text:span text:style-name="T3">will be responsible for:</text:span></text:p>
      <text:p text:style-name="P3"/>
      <text:list xml:id="list154651264" text:style-name="L2">
        <text:list-item>
          <text:p text:style-name="P77"><text:span text:style-name="T44">G</text:span>enerating a backlog from the brief.</text:p>
        </text:list-item>
        <text:list-item>
          <text:p text:style-name="P77"><text:span text:style-name="T44">L</text:span>iaising with your appointed product owner, to validate any assumptions and answer any questions.</text:p>
        </text:list-item>
      </text:list>
      <text:p text:style-name="P2"/>
      <text:p text:style-name="P2"><text:span text:style-name="T1">The implementation </text:span>of the scenarios<text:span text:style-name="T1"> </text:span><text:span text:style-name="T14">will </text:span><text:span text:style-name="T2">encompass all of the technologies learned</text:span> <text:span text:style-name="T1">during the training to date, </text:span><text:span text:style-name="T6">both programming and Devops, </text:span><text:span text:style-name="T1">and </text:span>may require some additional self guided learning. </text:p>
      <text:p text:style-name="P2"/>
      <text:p text:style-name="P79">The technologies we used in this project:</text:p>
      <text:p text:style-name="P2"/>
      <text:list xml:id="list3009419490" text:style-name="L3">
        <text:list-item>
          <text:p text:style-name="P78">Project Management: Jira Scrum board</text:p>
        </text:list-item>
        <text:list-item>
          <text:p text:style-name="P78">Version Control: Git</text:p>
        </text:list-item>
        <text:list-item>
          <text:p text:style-name="P78">CI Server: Jenkins</text:p>
        </text:list-item>
        <text:list-item>
          <text:p text:style-name="P78">Cloud Server: AWS EC2</text:p>
        </text:list-item>
        <text:list-item>
          <text:p text:style-name="P78">Database Server: AWS RDS</text:p>
        </text:list-item>
        <text:list-item>
          <text:p text:style-name="P78">Containerisation: Docker <text:span text:style-name="T4">Swarm</text:span></text:p>
        </text:list-item>
        <text:list-item>
          <text:p text:style-name="P78">Reverse Proxy: NGINX</text:p>
        </text:list-item>
      </text:list>
      <text:p text:style-name="P1"/>
      <text:p text:style-name="P5"><text:soft-page-break/><text:span text:style-name="T32">### </text:span>Scenario 3 – Suspect flees the scene</text:p>
      <text:p text:style-name="P10"/>
      <text:p text:style-name="P8"><text:span text:style-name="T32">### </text:span>Background</text:p>
      <text:p text:style-name="P8"/>
      <text:p text:style-name="P56">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56"/>
      <text:p text:style-name="P9"><text:span text:style-name="T32">### </text:span>Scenario 3 – Suspect flees the scene</text:p>
      <text:p text:style-name="P9"/>
      <text:p text:style-name="P11">An officer has spotted a suspect fleeing the scene of an incident in a car. They have reported back with the car’s number plate. The investigat<text:span text:style-name="T44">ors</text:span> now need to search <text:span text:style-name="T45">with the</text:span> car registration to work out:</text:p>
      <text:p text:style-name="P11"/>
      <text:list xml:id="list2644331807" text:style-name="L4">
        <text:list-item>
          <text:p text:style-name="P69"><text:span text:style-name="T26">W</text:span>ho the suspect was?</text:p>
        </text:list-item>
        <text:list-item>
          <text:p text:style-name="P69">Where else have they been?</text:p>
        </text:list-item>
      </text:list>
      <text:p text:style-name="P52"/>
      <text:p text:style-name="P52">* * * * *</text:p>
      <text:p text:style-name="P11"/>
      <text:p text:style-name="P47"><text:span text:style-name="T32">### </text:span>Project Management/Version Control</text:p>
      <text:p text:style-name="P11"/>
      <text:p text:style-name="P47"><text:span text:style-name="T32">### </text:span>Risk Assessment</text:p>
      <text:p text:style-name="P12"/>
      <text:p text:style-name="P12">As part of our initial design phase we generated a risk assessment to analyse <text:span text:style-name="T15">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12"><text:line-break/>![Image <text:span text:style-name="T36">1</text:span>](ReadmeImages/18.RiskAssessment.<text:span text:style-name="T36">png</text:span>)</text:p>
      <text:p text:style-name="P19"/>
      <text:p text:style-name="P21">To ensure we continued to use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5">m</text:span><text:span text:style-name="T8">aking it easier for any returning team member to understand the projects progress and integrate into the current workflow </text:span><text:span text:style-name="T15">state</text:span><text:span text:style-name="T8">. <text:s/></text:span></text:p>
      <text:p text:style-name="P21"/>
      <text:p text:style-name="P32">![Image <text:span text:style-name="T36">2</text:span>](ReadmeImages/20.IncidentReport.<text:span text:style-name="T36">png</text:span>)</text:p>
      <text:p text:style-name="P13"/>
      <text:p text:style-name="P22">To further utilise our risk assessment, we placed in into a risk matrix on Jira. This enabled us to better visualise the risk prioritisation and where our measure controls needed to be more stringent. </text:p>
      <text:p text:style-name="P22"/>
      <text:p text:style-name="P32">![Image <text:span text:style-name="T37">3</text:span>](ReadmeImages/<text:span text:style-name="T9">19.RiskMatrix</text:span>.<text:span text:style-name="T36">png</text:span>)</text:p>
      <text:p text:style-name="P22"/>
      <text:p text:style-name="P48"><text:span text:style-name="T32">### </text:span>Jira/Git</text:p>
      <text:p text:style-name="P48"/>
      <text:p text:style-name="P22">As part of the design phase we created a shared Jira board modelled as a Scrum board, and populated it with the following epics:</text:p>
      <text:p text:style-name="P22"/>
      <text:list xml:id="list2213706422" text:style-name="L5">
        <text:list-item>
          <text:p text:style-name="P72"><text:soft-page-break/>Devops</text:p>
        </text:list-item>
        <text:list-item>
          <text:p text:style-name="P72">Map/Location Data</text:p>
        </text:list-item>
        <text:list-item>
          <text:p text:style-name="P72">Documentation</text:p>
        </text:list-item>
        <text:list-item>
          <text:p text:style-name="P72">Information Cards/Profiles</text:p>
        </text:list-item>
        <text:list-item>
          <text:p text:style-name="P72">Database</text:p>
        </text:list-item>
        <text:list-item>
          <text:p text:style-name="P72">Testing</text:p>
        </text:list-item>
        <text:list-item>
          <text:p text:style-name="P72">Users</text:p>
        </text:list-item>
      </text:list>
      <text:p text:style-name="P22"><text:s/></text:p>
      <text:p text:style-name="P24">Which we then populated with their related issues. </text:p>
      <text:p text:style-name="P24"/>
      <text:p text:style-name="P33">![Image <text:span text:style-name="T37">4</text:span>](ReadmeImages/2.EpicsIssues.<text:span text:style-name="T36">png</text:span>)</text:p>
      <text:p text:style-name="P14"/>
      <text:p text:style-name="P24">We created <text:span text:style-name="T46">six</text:span> GitHub repository (Group3-supplementary, <text:span text:style-name="T15">Group3-Terraform,</text:span> Group3-Backend, Group3-Frontend, Group3-NGINX, <text:span text:style-name="T46">Group3-Selenium</text:span>) the latter <text:span text:style-name="T46">four</text:span> of which we connected to our Jira board <text:span text:style-name="T28">through a webhook</text:span>. <text:span text:style-name="T16">This </text:span>enable<text:span text:style-name="T16">d</text:span> us to make smart commits throughout the project, ensuring each team members progress was clear to the wider group.</text:p>
      <text:p text:style-name="P14"/>
      <text:p text:style-name="P33">![Image <text:span text:style-name="T37">5</text:span>](ReadmeImages/<text:span text:style-name="T37">17.Webhook</text:span>.<text:span text:style-name="T36">png</text:span>)</text:p>
      <text:p text:style-name="P17"/>
      <text:p text:style-name="P14"/>
      <text:p text:style-name="P27">The regular smart commits also enabled us to identify <text:span text:style-name="T16">what</text:span> adjustments or additions were made with each Git push. Which would be vital when managing branches and the differences between versions of the project.</text:p>
      <text:p text:style-name="P27"/>
      <text:p text:style-name="P33">![Image <text:span text:style-name="T37">6</text:span>](ReadmeImages/4.smartCommits.<text:span text:style-name="T36">png</text:span>)</text:p>
      <text:p text:style-name="P23"/>
      <text:p text:style-name="P23">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7">to the application workflow</text:span><text:span text:style-name="T10">.</text:span></text:p>
      <text:p text:style-name="P23"/>
      <text:p text:style-name="P33">![Image <text:span text:style-name="T37">7</text:span>](ReadmeImages/21.ChildIssues.<text:span text:style-name="T36">png</text:span>)</text:p>
      <text:p text:style-name="P25"/>
      <text:p text:style-name="P38">We split our project into two sp<text:span text:style-name="T18">r</text:span><text:span text:style-name="T20">i</text:span>nts, with the focus on the first sprint being to produce an MVP with strong security, and the second sprint to develop our project into a finer application. </text:p>
      <text:p text:style-name="P38"/>
      <text:p text:style-name="P33">![Image <text:span text:style-name="T37">8</text:span>](ReadmeImages/1.Sprint1Image.<text:span text:style-name="T36">png</text:span>)</text:p>
      <text:p text:style-name="P26"/>
      <text:p text:style-name="P23">We used Jira's built in reports to assess our efficiency and sprint allocations. <text:span text:style-name="T12">Our burn-down chart </text:span><text:span text:style-name="T27">at the beginning of the sprint</text:span><text:span text:style-name="T12">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1">factors </text:span><text:span text:style-name="T19">which we identified as the main cause of the deviations </text:span><text:span text:style-name="T21">from the guideline</text:span><text:span text:style-name="T19">.</text:span></text:p>
      <text:p text:style-name="P23"/>
      <text:p text:style-name="P34">![Image <text:span text:style-name="T38">9</text:span>](ReadmeImages/3.Sprint1Burn downChart.<text:span text:style-name="T36">png</text:span>)</text:p>
      <text:p text:style-name="P16"/>
      <text:p text:style-name="P34">![Image <text:span text:style-name="T38">10</text:span>](ReadmeImages/<text:span text:style-name="T39">?</text:span>.Sprint<text:span text:style-name="T38">2</text:span>Burn downChart.<text:span text:style-name="T36">png</text:span>)</text:p>
      <text:p text:style-name="P45"/>
      <text:p text:style-name="P23"><text:soft-page-break/></text:p>
      <text:p text:style-name="P27">We used a feature branch model, with a branch naming convention linked to our Jira epics/issues. This enabled each member of the team to work on different <text:span text:style-name="T13">sections of our project simultaneously, whilst protecting the main source code base. By implementing branch protection rules on our repositories, which enforced two peer reviews on all push request made, ensured all code was correct before approval.</text:span></text:p>
      <text:p text:style-name="P15"/>
      <text:p text:style-name="P34">![Image <text:span text:style-name="T38">11</text:span>](ReadmeImages/22.BranchProtectionRules.<text:span text:style-name="T36">png</text:span>)</text:p>
      <text:p text:style-name="P15"/>
      <text:p text:style-name="P34">![Image <text:span text:style-name="T38">12</text:span>](ReadmeImages/12.MergeRequestsApprove.<text:span text:style-name="T36">png</text:span>)</text:p>
      <text:p text:style-name="P15"/>
      <text:p text:style-name="P52">* * * * *</text:p>
      <text:p text:style-name="P15"/>
      <text:p text:style-name="P49"><text:span text:style-name="T32">### </text:span>Data Structure Planning</text:p>
      <text:p text:style-name="P28"/>
      <text:p text:style-name="P31"><text:span text:style-name="T22">Another part of our</text:span> initial design phase w<text:span text:style-name="T22">as to determine which data we needed from the tables we were provided with, to meet the application MVP. To ensure all team members knew what data we would be using, we created a diagram to highlight the tables, the specific data fields, and any foreign keys. The diagram also identified the relationship between the graph</text:span><text:span text:style-name="T23">s</text:span><text:span text:style-name="T22"> (many-to-many, one-to-many, etc).</text:span></text:p>
      <text:p text:style-name="P28"/>
      <text:p text:style-name="P35">![Image <text:span text:style-name="T38">1</text:span><text:span text:style-name="T40">3</text:span>](ReadmeImages/14.TableDataStructure.<text:span text:style-name="T36">png</text:span>)</text:p>
      <text:p text:style-name="P30"/>
      <text:p text:style-name="P29">Similarly a <text:span text:style-name="T23">table was produced to outline all the table and data field names and their type, for example, Table name: vehicle_registration, data field name: Forenames, type: VARCHAR(50).</text:span></text:p>
      <text:p text:style-name="P29"/>
      <text:p text:style-name="P35">![Image <text:span text:style-name="T38">1</text:span><text:span text:style-name="T40">4</text:span>](ReadmeImages/15.CreateTablesSQL.<text:span text:style-name="T36">png</text:span>)</text:p>
      <text:p text:style-name="P30"/>
      <text:p text:style-name="P39">Both documents were created to standardise data usage, naming and type conventions, in an attempt to minimise merge conflicts.</text:p>
      <text:p text:style-name="P29"/>
      <text:p text:style-name="P52">* * * * *</text:p>
      <text:p text:style-name="P46"/>
      <text:p text:style-name="P55"><text:span text:style-name="T34">### </text:span>Cloud Infrastructure</text:p>
      <text:p text:style-name="P55"/>
      <text:p text:style-name="P52">* * * * *</text:p>
      <text:p text:style-name="P55"/>
      <text:p text:style-name="P55"><text:span text:style-name="T34">### </text:span>Build-Test-Deploy</text:p>
      <text:p text:style-name="P37">CI Server/Containerisation</text:p>
      <text:p text:style-name="P37"/>
      <text:p text:style-name="P76">We implemented a webhook between our GitHub repositories <text:span text:style-name="T24">(</text:span>specifically <text:span text:style-name="T24">Group3-Backend, Group3-Frontend, Group3-NGINX, </text:span><text:span text:style-name="T46">Group3-Selenium</text:span><text:span text:style-name="T24">) </text:span>and Jenkins, to enable us to automate and perf<text:span text:style-name="T25">or</text:span>m rolling updates triggered by pushes to main. </text:p>
      <text:p text:style-name="P37"/>
      <text:p text:style-name="P36">![Image <text:span text:style-name="T41">1</text:span><text:span text:style-name="T42">4</text:span>](ReadmeImages/1<text:span text:style-name="T43">6.Webhook</text:span>.<text:span text:style-name="T36">png</text:span>)</text:p>
      <text:p text:style-name="P20"/>
      <text:p text:style-name="P36">![Image <text:span text:style-name="T41">1</text:span><text:span text:style-name="T42">4</text:span>](ReadmeImages/1<text:span text:style-name="T43">7.Webhook</text:span>.<text:span text:style-name="T36">png</text:span>)</text:p>
      <text:p text:style-name="P15"/>
      <text:p text:style-name="P15"/>
      <text:p text:style-name="P52">* * * * *</text:p>
      <text:p text:style-name="P51"/>
      <text:p text:style-name="P53"><text:soft-page-break/><text:span text:style-name="T33">### </text:span>Testing</text:p>
      <text:p text:style-name="P53"/>
      <text:p text:style-name="P43">Integrated Testing:</text:p>
      <text:p text:style-name="P43"/>
      <text:p text:style-name="P36">![Image <text:span text:style-name="T41">1</text:span><text:span text:style-name="T42">4</text:span>](ReadmeImages/23.IntergratedTesting.<text:span text:style-name="T36">png</text:span>)</text:p>
      <text:p text:style-name="P43"/>
      <text:p text:style-name="P43">Unit Testing:</text:p>
      <text:p text:style-name="P43"/>
      <text:p text:style-name="P36">![Image <text:span text:style-name="T41">1</text:span><text:span text:style-name="T42">4</text:span>](ReadmeImages/24.UnitTesting.<text:span text:style-name="T36">png</text:span>)</text:p>
      <text:p text:style-name="P18"/>
      <text:p text:style-name="P44">Manual Testing: </text:p>
      <text:p text:style-name="P44"/>
      <text:p text:style-name="P52">* * * * *</text:p>
      <text:p text:style-name="P54"/>
      <text:p text:style-name="P44"><text:span text:style-name="T30">### </text:span><text:span text:style-name="T29">Application User Guide</text:span></text:p>
      <text:p text:style-name="P53"/>
      <text:p text:style-name="P52">* * * * *</text:p>
      <text:p text:style-name="P52"/>
      <text:p text:style-name="P50"><text:span text:style-name="T32">### </text:span>Stretch Goals</text:p>
      <text:p text:style-name="P40"/>
      <text:p text:style-name="P40">Expansion of the suspect profile to include financial and mobile data</text:p>
      <text:p text:style-name="P40"/>
      <text:list xml:id="list299363736" text:style-name="L6">
        <text:list-item>
          <text:p text:style-name="P74">Subscriber Records – <text:span text:style-name="T35">N</text:span>etwork</text:p>
        </text:list-item>
        <text:list-item>
          <text:p text:style-name="P74">Bank Cards – Bank</text:p>
        </text:list-item>
      </text:list>
      <text:p text:style-name="P40"/>
      <text:p text:style-name="P40">Expansion to the location records of the suspect with the use of </text:p>
      <text:p text:style-name="P40"/>
      <text:list xml:id="list3463520155" text:style-name="L7">
        <text:list-item>
          <text:p text:style-name="P75"><text:span text:style-name="T35">C</text:span>all and cell tower record</text:p>
        </text:list-item>
        <text:list-item>
          <text:p text:style-name="P75">EPOS and ATM transactions</text:p>
        </text:list-item>
      </text:list>
      <text:p text:style-name="P50"/>
      <text:p text:style-name="P41">Further location records such as this would be vital evidence when determining the driver of a car which is registered to several users.</text:p>
      <text:p text:style-name="P41"/>
      <text:p text:style-name="P52">* * * * *</text:p>
      <text:p text:style-name="P41"/>
      <text:p text:style-name="P50"><text:span text:style-name="T32">### </text:span>Acknowledgements</text:p>
      <text:p text:style-name="P42">We would like to sincerely thank all of our amazing QA trainers, with a particular thanks to Jordan Harrison and Pierce Barber for all the help they provided us whilst creating this projec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30T14:55:23.237000000</dc:date>
    <meta:editing-duration>PT8H39M45S</meta:editing-duration>
    <meta:editing-cycles>62</meta:editing-cycles>
    <meta:generator>LibreOffice/7.2.0.4$Windows_X86_64 LibreOffice_project/9a9c6381e3f7a62afc1329bd359cc48accb6435b</meta:generator>
    <meta:document-statistic meta:table-count="0" meta:image-count="0" meta:object-count="0" meta:page-count="5" meta:paragraph-count="112" meta:word-count="1228" meta:character-count="8025" meta:non-whitespace-character-count="6922"/>
  </office:meta>
</office:document-meta>
</file>